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ing" svg:font-family="Timing" style:font-pitch="fixed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5.484cm"/>
    </style:style>
    <style:style style:name="gr4" style:family="graphic" style:parent-style-name="objectwithoutfill">
      <style:graphic-properties svg:stroke-width="0.05cm" draw:marker-start="Arrowhead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1cm" draw:marker-start="Arrowhead_20_1" draw:marker-start-width="0.215cm" draw:marker-end-width="0.215cm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color="#000000" draw:fill="none" draw:fill-color="#ffffff" fo:min-height="1.83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4.4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3cm"/>
    </style:style>
    <style:style style:name="gr10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1cm" svg:stroke-color="#000000" draw:marker-start-width="0.215cm" draw:marker-end-width="0.215cm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8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1.527cm"/>
    </style:style>
    <style:style style:name="gr16" style:family="graphic" style:parent-style-name="standard">
      <style:graphic-properties draw:stroke="none" svg:stroke-color="#000000" draw:fill="none" draw:fill-color="#ffffff" fo:min-height="0.05cm"/>
    </style:style>
    <style:style style:name="gr17" style:family="graphic" style:parent-style-name="objectwithoutfill">
      <style:graphic-properties draw:stroke="dash" draw:stroke-dash="Ultrafine_20_Dashed" svg:stroke-color="#b2b2b2" draw:fill="none" draw:textarea-vertical-align="middle"/>
    </style:style>
    <style:style style:name="gr18" style:family="graphic" style:parent-style-name="objectwithoutfill">
      <style:graphic-properties draw:stroke="dash" draw:stroke-dash="Ultrafine_20_Dashed" svg:stroke-color="#b2b2b2" draw:fill="none" draw:textarea-vertical-align="middle"/>
    </style:style>
    <style:style style:name="gr19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275cm" draw:marker-end-width="0.275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2cm" svg:stroke-color="#000000" draw:marker-start-width="0.035cm" draw:marker-end-width="0.2cm" draw:fill="solid" draw:fill-color="#ffffff" draw:textarea-horizontal-align="justify" draw:textarea-vertical-align="middle" draw:auto-grow-height="false" fo:padding-top="0.135cm" fo:padding-bottom="0.135cm" fo:padding-left="0.26cm" fo:padding-right="0.26cm" draw:shadow="visible" draw:shadow-offset-x="0.076cm" draw:shadow-offset-y="0.076cm" draw:shadow-color="#000000"/>
    </style:style>
    <style:style style:name="gr23" style:family="graphic" style:parent-style-name="standard">
      <style:graphic-properties svg:stroke-width="0.02cm" svg:stroke-color="#000000" draw:marker-start-width="0.035cm" draw:marker-end-width="0.2cm" draw:fill="none" draw:fill-color="#ffffff" draw:textarea-horizontal-align="justify" draw:textarea-vertical-align="middle" draw:auto-grow-height="false" fo:padding-top="0.134cm" fo:padding-bottom="0.134cm" fo:padding-left="0.259cm" fo:padding-right="0.2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svg:stroke-width="0.05cm" svg:stroke-color="#000000" draw:marker-start-width="0.275cm" draw:marker-end-width="0.275cm" draw:fill="none" draw:fill-color="#ff950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Droid Sans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roid Sans Mono1"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Droid Sans Mono1" fo:font-size="12pt" style:font-size-asian="12pt" style:font-size-complex="12pt"/>
    </style:style>
    <style:style style:name="P7" style:family="paragraph">
      <style:paragraph-properties fo:text-align="center"/>
      <style:text-properties style:font-name="Droid Sans" fo:font-weight="bold" style:font-weight-asian="bold" style:font-weight-complex="bold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style:text-properties style:font-name="Timing"/>
    </style:style>
    <style:style style:name="P10" style:family="paragraph">
      <style:paragraph-properties fo:line-height="150%">
        <style:tab-stops/>
      </style:paragraph-properties>
    </style:style>
    <style:style style:name="P11" style:family="paragraph">
      <style:paragraph-properties fo:text-align="end"/>
      <style:text-properties style:font-name="Liberation Mono" fo:font-size="16pt" fo:font-weight="bold" style:font-size-asian="18pt" style:font-size-complex="18pt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Droid Sans Mono1" fo:font-size="12pt" style:font-size-asian="12pt" style:font-size-complex="12pt"/>
    </style:style>
    <style:style style:name="T2" style:family="text">
      <style:text-properties style:font-name="Droid Sans" fo:font-weight="bold" style:font-weight-asian="bold" style:font-weight-complex="bold"/>
    </style:style>
    <style:style style:name="T3" style:family="text">
      <style:text-properties style:font-name="Timing"/>
    </style:style>
    <style:style style:name="T4" style:family="text">
      <style:text-properties style:font-name="Timing" fo:font-size="18pt" style:font-size-asian="18pt" style:font-size-complex="18pt"/>
    </style:style>
    <style:style style:name="T5" style:family="text">
      <style:text-properties style:font-name="Liberation Mono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iberation Mono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0.589cm" svg:height="0.5cm" svg:x="4.114cm" svg:y="9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0.589cm" svg:height="0.5cm" svg:x="4.115cm" svg:y="10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589cm" svg:height="0.5cm" svg:x="8.586cm" svg:y="9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0.589cm" svg:height="0.5cm" svg:x="8.587cm" svg:y="10.8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589cm" svg:height="0.5cm" svg:x="12.586cm" svg:y="9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0.589cm" svg:height="0.5cm" svg:x="12.587cm" svg:y="10.8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589cm" svg:height="0.5cm" svg:x="12.584cm" svg:y="7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589cm" svg:height="0.5cm" svg:x="12.585cm" svg:y="8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589cm" svg:height="0.5cm" svg:x="22.532cm" svg:y="4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589cm" svg:height="0.5cm" svg:x="22.529cm" svg:y="7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589cm" svg:height="0.5cm" svg:x="22.53cm" svg:y="8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589cm" svg:height="0.5cm" svg:x="22.531cm" svg:y="9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89cm" svg:height="0.5cm" svg:x="22.53cm" svg:y="6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589cm" svg:height="0.5cm" svg:x="22.531cm" svg:y="5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589cm" svg:height="0.5cm" svg:x="18.228cm" svg:y="7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589cm" svg:height="0.5cm" svg:x="18.229cm" svg:y="8.9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589cm" svg:height="0.5cm" svg:x="18.23cm" svg:y="9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cm" svg:height="6.3cm" svg:x="4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7.5cm" svg:x="22.5cm" svg:y="3.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734cm" svg:x="22.5cm" svg:y="4.7cm">
          <draw:text-box>
            <text:p text:style-name="P3"><text:span text:style-name="T1">clock</text:span></text:p>
            <text:p text:style-name="P3"><text:span text:style-name="T1"/></text:p>
            <text:p text:style-name="P3"><text:span text:style-name="T1">reset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function</text:span></text:p>
            <text:p text:style-name="P3"><text:span text:style-name="T1"/></text:p>
            <text:p text:style-name="P3"><text:span text:style-name="T1">data_a</text:span></text:p>
            <text:p text:style-name="P3"><text:span text:style-name="T1"/></text:p>
            <text:p text:style-name="P3"><text:span text:style-name="T1">data_b</text:span></text:p>
          </draw:text-box>
        </draw:frame>
        <draw:line draw:style-name="gr4" draw:text-style-name="P2" draw:layer="layout" svg:x1="28.831cm" svg:y1="6.133cm" svg:x2="30.131cm" svg:y2="6.133cm">
          <text:p/>
        </draw:line>
        <draw:line draw:style-name="gr5" draw:text-style-name="P2" draw:layer="layout" svg:x1="28.831cm" svg:y1="7.133cm" svg:x2="30.131cm" svg:y2="7.133cm">
          <text:p/>
        </draw:line>
        <draw:frame draw:style-name="gr6" draw:text-style-name="P6" draw:layer="layout" svg:width="4.1cm" svg:height="2.08cm" svg:x="24.7cm" svg:y="5.72cm">
          <draw:text-box>
            <text:p text:style-name="P5"><text:span text:style-name="T1">result_data</text:span></text:p>
            <text:p text:style-name="P5"><text:span text:style-name="T1"/></text:p>
            <text:p text:style-name="P5"><text:span text:style-name="T1">overflow</text:span></text:p>
          </draw:text-box>
        </draw:frame>
        <draw:custom-shape draw:style-name="gr2" draw:text-style-name="P1" draw:layer="layout" svg:width="6.245cm" svg:height="5.3cm" svg:x="12.572cm" svg:y="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1cm" svg:height="4.681cm" svg:x="12.5cm" svg:y="7.691cm">
          <draw:text-box>
            <text:p text:style-name="P3"><text:span text:style-name="T1">clock</text:span></text:p>
            <text:p text:style-name="P3"><text:span text:style-name="T1"/></text:p>
            <text:p text:style-name="P3"><text:span text:style-name="T1">reset</text:span></text:p>
            <text:p text:style-name="P3"><text:span text:style-name="T1"/></text:p>
            <text:p text:style-name="P3"><text:span text:style-name="T1">rx_data_ready</text:span></text:p>
            <text:p text:style-name="P3"><text:span text:style-name="T1"/></text:p>
            <text:p text:style-name="P3"><text:span text:style-name="T1">rx_data</text:span></text:p>
          </draw:text-box>
        </draw:frame>
        <draw:frame draw:style-name="gr6" draw:text-style-name="P6" draw:layer="layout" svg:width="2.6cm" svg:height="2.731cm" svg:x="16.1cm" svg:y="7.769cm">
          <draw:text-box>
            <text:p text:style-name="P5"><text:span text:style-name="T1">function</text:span></text:p>
            <text:p text:style-name="P5"><text:span text:style-name="T1"/></text:p>
            <text:p text:style-name="P5"><text:span text:style-name="T1">data_a</text:span></text:p>
            <text:p text:style-name="P5"><text:span text:style-name="T1"/></text:p>
            <text:p text:style-name="P5"><text:span text:style-name="T1">data_b</text:span></text:p>
          </draw:text-box>
        </draw:frame>
        <draw:frame draw:style-name="gr8" draw:text-style-name="P7" draw:layer="layout" svg:width="6.3cm" svg:height="0.988cm" svg:x="12.9cm" svg:y="12.527cm">
          <draw:text-box>
            <text:p text:style-name="P2"><text:span text:style-name="T2">Interface Control</text:span></text:p>
          </draw:text-box>
        </draw:frame>
        <draw:frame draw:style-name="gr9" draw:text-style-name="P7" draw:layer="layout" svg:width="5.8cm" svg:height="0.988cm" svg:x="22.9cm" svg:y="11.328cm">
          <draw:text-box>
            <text:p text:style-name="P2"><text:span text:style-name="T2"><text:s/></text:span><text:span text:style-name="T2">Processing Unit</text:span></text:p>
          </draw:text-box>
        </draw:frame>
        <draw:connector draw:style-name="gr10" draw:text-style-name="P2" draw:layer="layout" svg:x1="18.817cm" svg:y1="8.168cm" svg:x2="22.529cm" svg:y2="8.168cm" draw:start-shape="id1" draw:start-glue-point="1" draw:end-shape="id2" draw:end-glue-point="3" svg:d="m18817 8168h3712" svg:viewBox="0 0 3713 1">
          <text:p/>
        </draw:connector>
        <draw:connector draw:style-name="gr10" draw:text-style-name="P2" draw:layer="layout" svg:x1="18.818cm" svg:y1="9.168cm" svg:x2="22.53cm" svg:y2="9.168cm" draw:start-shape="id3" draw:start-glue-point="1" draw:end-shape="id4" draw:end-glue-point="3" svg:d="m18818 9168h3712" svg:viewBox="0 0 3713 1">
          <text:p/>
        </draw:connector>
        <draw:connector draw:style-name="gr10" draw:text-style-name="P2" draw:layer="layout" svg:x1="18.819cm" svg:y1="10.168cm" svg:x2="22.531cm" svg:y2="10.168cm" draw:start-shape="id5" draw:start-glue-point="1" draw:end-shape="id6" draw:end-glue-point="3" svg:d="m18819 10168h3712" svg:viewBox="0 0 3713 1">
          <text:p/>
        </draw:connector>
        <draw:connector draw:style-name="gr11" draw:text-style-name="P2" draw:layer="layout" draw:line-skew="-0.434cm" svg:x1="22.531cm" svg:y1="6.168cm" svg:x2="12.585cm" svg:y2="9.168cm" draw:start-shape="id7" draw:start-glue-point="3" draw:end-shape="id8" draw:end-glue-point="3" svg:d="m22531 6168h-10931v3000h985" svg:viewBox="0 0 10932 3001">
          <text:p/>
        </draw:connector>
        <draw:connector draw:style-name="gr11" draw:text-style-name="P8" draw:layer="layout" svg:x1="12.584cm" svg:y1="8.168cm" svg:x2="22.532cm" svg:y2="5.168cm" draw:start-shape="id9" draw:start-glue-point="3" draw:end-shape="id10" draw:end-glue-point="3" svg:d="m12584 8168h-551v-3000h10499" svg:viewBox="0 0 10500 3001">
          <text:p/>
        </draw:connector>
        <draw:frame draw:style-name="gr12" draw:text-style-name="P7" draw:layer="layout" svg:width="5.535cm" svg:height="0.988cm" svg:x="3.9cm" svg:y="15.528cm">
          <draw:text-box>
            <text:p text:style-name="P2"><text:span text:style-name="T2">Serial Controller</text:span></text:p>
          </draw:text-box>
        </draw:frame>
        <draw:connector draw:style-name="gr10" draw:text-style-name="P2" draw:layer="layout" svg:x1="9.175cm" svg:y1="10.168cm" svg:x2="12.586cm" svg:y2="10.168cm" draw:start-shape="id11" draw:start-glue-point="1" draw:end-shape="id12" draw:end-glue-point="3" svg:d="m9175 10168h3411" svg:viewBox="0 0 3412 1">
          <text:p/>
        </draw:connector>
        <draw:connector draw:style-name="gr10" draw:text-style-name="P2" draw:layer="layout" svg:x1="9.176cm" svg:y1="11.138cm" svg:x2="12.587cm" svg:y2="11.138cm" draw:start-shape="id13" draw:start-glue-point="1" draw:end-shape="id14" draw:end-glue-point="3" svg:d="m9176 11138h3411" svg:viewBox="0 0 3412 1">
          <text:p/>
        </draw:connector>
        <draw:frame draw:style-name="gr6" draw:text-style-name="P6" draw:layer="layout" svg:width="3.3cm" svg:height="3.723cm" svg:x="5.9cm" svg:y="9.77cm">
          <draw:text-box>
            <text:p text:style-name="P5"><text:span text:style-name="T1">rx_ready</text:span></text:p>
            <text:p text:style-name="P5"><text:span text:style-name="T1"/></text:p>
            <text:p text:style-name="P5"><text:span text:style-name="T1">rx_data</text:span></text:p>
            <text:p text:style-name="P5"><text:span text:style-name="T1"/></text:p>
            <text:p text:style-name="P5"><text:span text:style-name="T1">tx_end</text:span></text:p>
            <text:p text:style-name="P5"><text:span text:style-name="T1"/></text:p>
            <text:p text:style-name="P5"><text:span text:style-name="T1">tx</text:span></text:p>
          </draw:text-box>
        </draw:frame>
        <draw:frame draw:style-name="gr6" draw:text-style-name="P6" draw:layer="layout" svg:width="2.6cm" svg:height="4.715cm" svg:x="4.1cm" svg:y="9.77cm">
          <draw:text-box>
            <text:p text:style-name="P3"><text:span text:style-name="T1">reset</text:span></text:p>
            <text:p text:style-name="P3"><text:span text:style-name="T1"/></text:p>
            <text:p text:style-name="P3"><text:span text:style-name="T1">clock</text:span></text:p>
            <text:p text:style-name="P3"><text:span text:style-name="T1"/></text:p>
            <text:p text:style-name="P3"><text:span text:style-name="T1">rx</text:span></text:p>
            <text:p text:style-name="P3"><text:span text:style-name="T1"/></text:p>
            <text:p text:style-name="P3"><text:span text:style-name="T1">tx_data</text:span></text:p>
            <text:p text:style-name="P3"><text:span text:style-name="T1"/></text:p>
            <text:p text:style-name="P3"><text:span text:style-name="T1">tx_req</text:span></text:p>
          </draw:text-box>
        </draw:frame>
        <draw:line draw:style-name="gr5" draw:text-style-name="P2" draw:layer="layout" svg:x1="4.081cm" svg:y1="12.233cm" svg:x2="2.781cm" svg:y2="12.233cm">
          <text:p/>
        </draw:line>
        <draw:frame draw:style-name="gr13" draw:text-style-name="P4" xml:id="id15" draw:id="id15" draw:layer="layout" svg:width="2cm" svg:height="0.747cm" svg:x="0.2cm" svg:y="7.8cm">
          <draw:text-box>
            <text:p text:style-name="P3"><text:span text:style-name="T1">clock</text:span></text:p>
          </draw:text-box>
        </draw:frame>
        <draw:connector draw:style-name="gr11" draw:text-style-name="P2" draw:layer="layout" svg:x1="2.2cm" svg:y1="8.173cm" svg:x2="4.115cm" svg:y2="11.168cm" draw:start-shape="id15" draw:start-glue-point="1" draw:end-shape="id16" draw:end-glue-point="3" svg:d="m2200 8173h932v2995h983" svg:viewBox="0 0 1916 2996">
          <text:p/>
        </draw:connector>
        <draw:connector draw:style-name="gr11" draw:text-style-name="P2" draw:layer="layout" svg:x1="2.2cm" svg:y1="8.173cm" svg:x2="12.584cm" svg:y2="8.168cm" draw:start-shape="id15" draw:start-glue-point="1" draw:end-shape="id9" draw:end-glue-point="3" svg:d="m2200 8173h5167v-5h5217" svg:viewBox="0 0 10385 6">
          <text:p/>
        </draw:connector>
        <draw:custom-shape draw:style-name="gr14" draw:text-style-name="P2" draw:layer="layout" svg:width="0.276cm" svg:height="0.276cm" svg:x="11.892cm" svg:y="8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76cm" svg:height="0.276cm" svg:x="2.992cm" svg:y="8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xml:id="id17" draw:id="id17" draw:layer="layout" svg:width="2cm" svg:height="0.747cm" svg:x="0.2cm" svg:y="6.801cm">
          <draw:text-box>
            <text:p text:style-name="P3"><text:span text:style-name="T1">reset</text:span></text:p>
          </draw:text-box>
        </draw:frame>
        <draw:connector draw:style-name="gr11" draw:text-style-name="P2" draw:layer="layout" svg:x1="2.2cm" svg:y1="7.174cm" svg:x2="11.492cm" svg:y2="7.179cm" draw:start-shape="id17" draw:start-glue-point="1" draw:end-shape="id18" draw:end-glue-point="6" svg:d="m2200 7174h4646v5h4646" svg:viewBox="0 0 9293 6">
          <text:p/>
        </draw:connector>
        <draw:custom-shape draw:style-name="gr14" draw:text-style-name="P2" xml:id="id18" draw:id="id18" draw:layer="layout" svg:width="0.276cm" svg:height="0.276cm" svg:x="11.492cm" svg:y="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adrão">
        <draw:frame draw:style-name="gr15" draw:text-style-name="P9" draw:layer="layout" svg:width="23.1cm" svg:height="8.641cm" svg:x="6.4cm" svg:y="5cm">
          <draw:text-box>
            <text:p text:style-name="P9"><text:span text:style-name="T3">--/=\-/=\-/</text:span><text:span text:style-name="T4">=\-#*$-/=\-/=\-/=\-#*$-/=\-/=\-/=\-/=\-/=\-/</text:span></text:p>
            <text:p text:style-name="P9"><text:span text:style-name="T3">------/=\-----#</text:span><text:span text:style-name="T4">*$-----/=\-----#*$-----/=\--------------</text:span></text:p>
            <text:p text:style-name="P10"><text:span text:style-name="T4">?????}{.DATA.}{&amp;?????}{.DATA.}{&amp;????}{.DATA.}{????????}</text:span></text:p>
            <text:p text:style-name="P10"><text:span text:style-name="T4">????????????}{&amp;</text:span><text:span text:style-name="T4">?????????????}{&amp;</text:span><text:span text:style-name="T4">?????????}{...DATA.A...}</text:span></text:p>
            <text:p text:style-name="P10"><text:span text:style-name="T4">????????????}{&amp;</text:span><text:span text:style-name="T4">?????????????}{&amp;</text:span><text:span text:style-name="T4">?????????}{...DATA.B...}</text:span></text:p>
            <text:p text:style-name="P10"><text:span text:style-name="T4">????????????}{&amp;</text:span><text:span text:style-name="T4">?????????????}{&amp;</text:span><text:span text:style-name="T4">?????????}{....OPER....}</text:span></text:p>
            <text:p text:style-name="P10"><text:span text:style-name="T4">{IDLE}{.....}{&amp;</text:span><text:span text:style-name="T4">..READ.DATA..}{&amp;</text:span><text:span text:style-name="T4">READ.DATA}{....SEND....}</text:span></text:p>
            <text:p text:style-name="P10"><text:span text:style-name="T4">{.00.}{..01.}{&amp;......}{..10.}{&amp;......}{......11.......}</text:span></text:p>
          </draw:text-box>
        </draw:frame>
        <draw:frame draw:style-name="gr16" draw:text-style-name="P11" draw:layer="layout" svg:width="5.9cm" svg:height="0.89cm" svg:x="0.6cm" svg:y="5cm">
          <draw:text-box>
            <text:p text:style-name="P11"><text:span text:style-name="T5">clock</text:span></text:p>
          </draw:text-box>
        </draw:frame>
        <draw:frame draw:style-name="gr16" draw:text-style-name="P11" draw:layer="layout" svg:width="5.9cm" svg:height="0.89cm" svg:x="0.6cm" svg:y="5.901cm">
          <draw:text-box>
            <text:p text:style-name="P11"><text:span text:style-name="T5">rx_data_ready</text:span></text:p>
          </draw:text-box>
        </draw:frame>
        <draw:frame draw:style-name="gr16" draw:text-style-name="P11" draw:layer="layout" svg:width="5.9cm" svg:height="0.89cm" svg:x="0.6cm" svg:y="7.003cm">
          <draw:text-box>
            <text:p text:style-name="P11"><text:span text:style-name="T5">rx_data</text:span></text:p>
          </draw:text-box>
        </draw:frame>
        <draw:frame draw:style-name="gr16" draw:text-style-name="P11" draw:layer="layout" svg:width="5.9cm" svg:height="0.89cm" svg:x="0.6cm" svg:y="8.104cm">
          <draw:text-box>
            <text:p text:style-name="P11"><text:span text:style-name="T5">data_a</text:span></text:p>
          </draw:text-box>
        </draw:frame>
        <draw:frame draw:style-name="gr16" draw:text-style-name="P11" draw:layer="layout" svg:width="5.9cm" svg:height="0.89cm" svg:x="0.6cm" svg:y="9.305cm">
          <draw:text-box>
            <text:p text:style-name="P11"><text:span text:style-name="T5">data_b</text:span></text:p>
          </draw:text-box>
        </draw:frame>
        <draw:frame draw:style-name="gr16" draw:text-style-name="P11" draw:layer="layout" svg:width="5.9cm" svg:height="0.89cm" svg:x="0.6cm" svg:y="10.406cm">
          <draw:text-box>
            <text:p text:style-name="P11"><text:span text:style-name="T5">opperation</text:span></text:p>
          </draw:text-box>
        </draw:frame>
        <draw:frame draw:style-name="gr16" draw:text-style-name="P11" draw:layer="layout" svg:width="5.9cm" svg:height="0.89cm" svg:x="0.6cm" svg:y="11.507cm">
          <draw:text-box>
            <text:p text:style-name="P11"><text:span text:style-name="T5">state</text:span></text:p>
          </draw:text-box>
        </draw:frame>
        <draw:frame draw:style-name="gr16" draw:text-style-name="P11" draw:layer="layout" svg:width="5.9cm" svg:height="0.89cm" svg:x="0.6cm" svg:y="12.608cm">
          <draw:text-box>
            <text:p text:style-name="P11"><text:span text:style-name="T5">counter</text:span></text:p>
          </draw:text-box>
        </draw:frame>
        <draw:line draw:style-name="gr17" draw:text-style-name="P2" draw:layer="layout" svg:x1="9.058cm" svg:y1="4.8cm" svg:x2="9.058cm" svg:y2="13.8cm">
          <text:p/>
        </draw:line>
        <draw:line draw:style-name="gr17" draw:text-style-name="P2" draw:layer="layout" svg:x1="7.514cm" svg:y1="4.8cm" svg:x2="7.514cm" svg:y2="13.8cm">
          <text:p/>
        </draw:line>
        <draw:line draw:style-name="gr17" draw:text-style-name="P2" draw:layer="layout" svg:x1="10.586cm" svg:y1="4.8cm" svg:x2="10.586cm" svg:y2="13.8cm">
          <text:p/>
        </draw:line>
        <draw:line draw:style-name="gr17" draw:text-style-name="P2" draw:layer="layout" svg:x1="13.614cm" svg:y1="4.8cm" svg:x2="13.614cm" svg:y2="13.8cm">
          <text:p/>
        </draw:line>
        <draw:line draw:style-name="gr18" draw:text-style-name="P2" draw:layer="layout" svg:x1="15.138cm" svg:y1="4.8cm" svg:x2="15.138cm" svg:y2="13.8cm">
          <text:p text:style-name="P2"/>
        </draw:line>
        <draw:line draw:style-name="gr18" draw:text-style-name="P2" draw:layer="layout" svg:x1="16.657cm" svg:y1="4.8cm" svg:x2="16.657cm" svg:y2="13.8cm">
          <text:p/>
        </draw:line>
        <draw:line draw:style-name="gr18" draw:text-style-name="P2" draw:layer="layout" svg:x1="19.724cm" svg:y1="4.8cm" svg:x2="19.724cm" svg:y2="13.8cm">
          <text:p/>
        </draw:line>
        <draw:line draw:style-name="gr18" draw:text-style-name="P2" draw:layer="layout" svg:x1="21.238cm" svg:y1="4.8cm" svg:x2="21.238cm" svg:y2="13.8cm">
          <text:p/>
        </draw:line>
        <draw:line draw:style-name="gr18" draw:text-style-name="P2" draw:layer="layout" svg:x1="22.776cm" svg:y1="4.8cm" svg:x2="22.776cm" svg:y2="13.8cm">
          <text:p/>
        </draw:line>
        <draw:line draw:style-name="gr18" draw:text-style-name="P2" draw:layer="layout" svg:x1="24.295cm" svg:y1="4.8cm" svg:x2="24.295cm" svg:y2="13.8cm">
          <text:p/>
        </draw:line>
        <draw:line draw:style-name="gr18" draw:text-style-name="P2" draw:layer="layout" svg:x1="25.814cm" svg:y1="4.8cm" svg:x2="25.814cm" svg:y2="13.8cm">
          <text:p/>
        </draw:line>
      </draw:page>
      <draw:page draw:name="page3" draw:style-name="dp1" draw:master-page-name="Padrão">
        <draw:line draw:style-name="gr19" draw:text-style-name="P2" draw:layer="layout" svg:x1="11.4cm" svg:y1="5.7cm" svg:x2="11.4cm" svg:y2="6.9cm">
          <text:p/>
        </draw:line>
        <draw:line draw:style-name="gr19" draw:text-style-name="P2" draw:layer="layout" svg:x1="12.948cm" svg:y1="5.7cm" svg:x2="12.948cm" svg:y2="6.9cm">
          <text:p/>
        </draw:line>
        <draw:line draw:style-name="gr19" draw:text-style-name="P2" draw:layer="layout" svg:x1="14.348cm" svg:y1="5.7cm" svg:x2="14.348cm" svg:y2="6.9cm">
          <text:p/>
        </draw:line>
        <draw:line draw:style-name="gr19" draw:text-style-name="P2" draw:layer="layout" svg:x1="15.748cm" svg:y1="5.7cm" svg:x2="15.748cm" svg:y2="6.9cm">
          <text:p/>
        </draw:line>
        <draw:line draw:style-name="gr19" draw:text-style-name="P2" draw:layer="layout" svg:x1="17.248cm" svg:y1="5.7cm" svg:x2="17.248cm" svg:y2="6.9cm">
          <text:p/>
        </draw:line>
        <draw:line draw:style-name="gr19" draw:text-style-name="P2" draw:layer="layout" svg:x1="18.648cm" svg:y1="5.7cm" svg:x2="18.648cm" svg:y2="6.9cm">
          <text:p/>
        </draw:line>
        <draw:custom-shape draw:style-name="gr20" draw:text-style-name="P2" xml:id="id19" draw:id="id19" draw:layer="layout" svg:width="10.9cm" svg:height="1.1cm" svg:x="9.8cm" svg:y="6.8cm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2" xml:id="id28" draw:id="id28" draw:layer="layout" svg:width="0.9cm" svg:height="0.9cm" svg:x="11cm" svg:y="4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27" draw:id="id27" draw:layer="layout" svg:width="0.9cm" svg:height="0.9cm" svg:x="12.5cm" svg:y="4.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1" draw:text-style-name="P2" xml:id="id26" draw:id="id26" draw:layer="layout" svg:width="0.9cm" svg:height="0.9cm" svg:x="13.9cm" svg:y="4.8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5" draw:id="id25" draw:layer="layout" svg:width="0.9cm" svg:height="0.9cm" svg:x="15.3cm" svg:y="4.8cm">
          <text:p text:style-name="P2">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4" draw:id="id24" draw:layer="layout" svg:width="0.9cm" svg:height="0.9cm" svg:x="16.8cm" svg:y="4.8cm">
          <text:p text:style-name="P2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3" draw:id="id23" draw:layer="layout" svg:width="0.9cm" svg:height="0.9cm" svg:x="18.2cm" svg:y="4.8cm">
          <text:p text:style-name="P12"><text:span text:style-name="T6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20" draw:id="id20" draw:layer="layout" svg:width="2.328cm" svg:height="2.1cm" svg:x="14.076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31" draw:id="id31" draw:layer="layout" svg:width="0.508cm" svg:height="0.423cm" draw:transform="rotate (-1.5707963267949) translate (14.499cm 10.36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9" draw:text-style-name="P2" draw:layer="layout" draw:type="line" svg:x1="15.25cm" svg:y1="7.9cm" svg:x2="15.24cm" svg:y2="9.6cm" draw:start-shape="id19" draw:start-glue-point="6" draw:end-shape="id20" draw:end-glue-point="0" svg:d="m15250 7900-10 1700" svg:viewBox="0 0 11 1701">
          <text:p/>
        </draw:connector>
        <draw:frame draw:style-name="gr24" draw:text-style-name="P14" xml:id="id33" draw:id="id33" draw:layer="layout" svg:width="1.772cm" svg:height="0.729cm" svg:x="14.085cm" svg:y="11.001cm">
          <draw:text-box>
            <text:p text:style-name="P13"><text:span text:style-name="T7">reset</text:span></text:p>
          </draw:text-box>
        </draw:frame>
        <draw:frame draw:style-name="gr24" draw:text-style-name="P14" xml:id="id30" draw:id="id30" draw:layer="layout" svg:width="1.772cm" svg:height="0.729cm" svg:x="3.985cm" svg:y="10.249cm">
          <draw:text-box>
            <text:p text:style-name="P13"><text:span text:style-name="T7">clock</text:span></text:p>
          </draw:text-box>
        </draw:frame>
        <draw:frame draw:style-name="gr24" draw:text-style-name="P14" xml:id="id32" draw:id="id32" draw:layer="layout" svg:width="1.772cm" svg:height="0.729cm" svg:x="4cm" svg:y="10.995cm">
          <draw:text-box>
            <text:p text:style-name="P13"><text:span text:style-name="T7">reset</text:span></text:p>
          </draw:text-box>
        </draw:frame>
        <draw:frame draw:style-name="gr24" draw:text-style-name="P14" xml:id="id21" draw:id="id21" draw:layer="layout" svg:width="2.788cm" svg:height="0.729cm" svg:x="3cm" svg:y="6.999cm">
          <draw:text-box>
            <text:p text:style-name="P13"><text:span text:style-name="T7">operation</text:span></text:p>
          </draw:text-box>
        </draw:frame>
        <draw:frame draw:style-name="gr24" draw:text-style-name="P14" xml:id="id22" draw:id="id22" draw:layer="layout" svg:width="2.026cm" svg:height="0.729cm" svg:x="3.776cm" svg:y="1.852cm">
          <draw:text-box>
            <text:p text:style-name="P13"><text:span text:style-name="T7">data_a</text:span></text:p>
          </draw:text-box>
        </draw:frame>
        <draw:frame draw:style-name="gr24" draw:text-style-name="P14" xml:id="id29" draw:id="id29" draw:layer="layout" svg:width="2.026cm" svg:height="0.729cm" svg:x="3.776cm" svg:y="2.453cm">
          <draw:text-box>
            <text:p text:style-name="P13"><text:span text:style-name="T7">data_b</text:span></text:p>
          </draw:text-box>
        </draw:frame>
        <draw:connector draw:style-name="gr19" draw:text-style-name="P2" draw:layer="layout" draw:type="line" svg:x1="5.788cm" svg:y1="7.363cm" svg:x2="10.89cm" svg:y2="7.35cm" draw:start-shape="id21" draw:start-glue-point="1" draw:end-shape="id19" draw:end-glue-point="5" svg:d="m5788 7363 5102-13" svg:viewBox="0 0 5103 14">
          <text:p/>
        </draw:connector>
        <draw:connector draw:style-name="gr10" draw:text-style-name="P2" draw:layer="layout" svg:x1="5.802cm" svg:y1="2.216cm" svg:x2="19.1cm" svg:y2="5.25cm" draw:start-shape="id22" draw:start-glue-point="1" draw:end-shape="id23" draw:end-glue-point="10" svg:d="m5802 2216h13824v3034h-526" svg:viewBox="0 0 13825 3035">
          <text:p/>
        </draw:connector>
        <draw:connector draw:style-name="gr10" draw:text-style-name="P2" draw:layer="layout" svg:x1="18.2cm" svg:y1="5.25cm" svg:x2="17.7cm" svg:y2="5.25cm" draw:start-shape="id23" draw:start-glue-point="6" draw:end-shape="id24" draw:end-glue-point="10" svg:d="m18200 5250h-500" svg:viewBox="0 0 501 1">
          <text:p/>
        </draw:connector>
        <draw:connector draw:style-name="gr10" draw:text-style-name="P2" draw:layer="layout" svg:x1="16.8cm" svg:y1="5.25cm" svg:x2="16.2cm" svg:y2="5.25cm" draw:start-shape="id24" draw:start-glue-point="6" draw:end-shape="id25" draw:end-glue-point="10" svg:d="m16800 5250h-600" svg:viewBox="0 0 601 1">
          <text:p/>
        </draw:connector>
        <draw:connector draw:style-name="gr10" draw:text-style-name="P2" draw:layer="layout" svg:x1="15.3cm" svg:y1="5.25cm" svg:x2="14.8cm" svg:y2="5.25cm" draw:start-shape="id25" draw:start-glue-point="6" draw:end-shape="id26" draw:end-glue-point="10" svg:d="m15300 5250h-500" svg:viewBox="0 0 501 1">
          <text:p/>
        </draw:connector>
        <draw:connector draw:style-name="gr10" draw:text-style-name="P2" draw:layer="layout" svg:x1="13.9cm" svg:y1="5.25cm" svg:x2="13.4cm" svg:y2="5.25cm" draw:start-shape="id26" draw:start-glue-point="6" draw:end-shape="id27" draw:end-glue-point="10" svg:d="m13900 5250h-500" svg:viewBox="0 0 501 1">
          <text:p/>
        </draw:connector>
        <draw:connector draw:style-name="gr10" draw:text-style-name="P2" draw:layer="layout" svg:x1="12.5cm" svg:y1="5.25cm" svg:x2="11.9cm" svg:y2="5.25cm" draw:start-shape="id27" draw:start-glue-point="6" draw:end-shape="id28" draw:end-glue-point="10" svg:d="m12500 5250h-600" svg:viewBox="0 0 601 1">
          <text:p/>
        </draw:connector>
        <draw:connector draw:style-name="gr10" draw:text-style-name="P2" draw:layer="layout" svg:x1="5.802cm" svg:y1="2.817cm" svg:x2="18.65cm" svg:y2="4.8cm" draw:start-shape="id29" draw:start-glue-point="1" draw:end-shape="id23" draw:end-glue-point="4" svg:d="m5802 2817h12848v1983" svg:viewBox="0 0 12849 1984">
          <text:p/>
        </draw:connector>
        <draw:line draw:style-name="gr19" draw:text-style-name="P2" draw:layer="layout" svg:x1="17.248cm" svg:y1="2.8cm" svg:x2="17.248cm" svg:y2="4.828cm">
          <text:p/>
        </draw:line>
        <draw:line draw:style-name="gr19" draw:text-style-name="P2" draw:layer="layout" svg:x1="15.748cm" svg:y1="2.8cm" svg:x2="15.748cm" svg:y2="4.828cm">
          <text:p/>
        </draw:line>
        <draw:line draw:style-name="gr19" draw:text-style-name="P2" draw:layer="layout" svg:x1="14.348cm" svg:y1="2.8cm" svg:x2="14.348cm" svg:y2="4.828cm">
          <text:p/>
        </draw:line>
        <draw:line draw:style-name="gr19" draw:text-style-name="P2" draw:layer="layout" svg:x1="12.948cm" svg:y1="2.8cm" svg:x2="12.948cm" svg:y2="4.828cm">
          <text:p/>
        </draw:line>
        <draw:line draw:style-name="gr19" draw:text-style-name="P2" draw:layer="layout" svg:x1="11.448cm" svg:y1="2.8cm" svg:x2="11.448cm" svg:y2="4.828cm">
          <text:p/>
        </draw:line>
        <draw:custom-shape draw:style-name="gr14" draw:text-style-name="P2" draw:layer="layout" svg:width="0.2cm" svg:height="0.2cm" svg:x="11.3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cm" svg:height="0.2cm" svg:x="12.8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cm" svg:height="0.2cm" svg:x="14.2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cm" svg:height="0.2cm" svg:x="15.6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cm" svg:height="0.2cm" svg:x="17.1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svg:x1="5.757cm" svg:y1="10.613cm" svg:x2="14.076cm" svg:y2="10.618cm" draw:start-shape="id30" draw:start-glue-point="1" draw:end-shape="id31" draw:end-glue-point="7" svg:d="m5757 10613h4154v5h4165" svg:viewBox="0 0 8320 6">
          <text:p/>
        </draw:connector>
        <draw:connector draw:style-name="gr11" draw:text-style-name="P2" draw:layer="layout" svg:x1="5.772cm" svg:y1="11.359cm" svg:x2="14.085cm" svg:y2="11.365cm" draw:start-shape="id32" draw:start-glue-point="1" draw:end-shape="id33" draw:end-glue-point="3" svg:d="m5772 11359h4157v6h4156" svg:viewBox="0 0 8314 7">
          <text:p/>
        </draw:connector>
        <draw:custom-shape draw:style-name="gr25" draw:text-style-name="P15" draw:layer="layout" svg:width="5.1cm" svg:height="2.4cm" svg:x="13.9cm" svg:y="13.6cm">
          <text:p text:style-name="P2"/>
          <draw:enhanced-geometry svg:viewBox="0 0 21600 21600" draw:type="rectangle" draw:enhanced-path="M 0 0 L 21600 0 21600 21600 0 21600 0 0 Z N"/>
        </draw:custom-shape>
        <draw:frame draw:style-name="gr24" draw:text-style-name="P14" xml:id="id34" draw:id="id34" draw:layer="layout" svg:width="2.788cm" svg:height="0.729cm" svg:x="13.9cm" svg:y="13.7cm">
          <draw:text-box>
            <text:p text:style-name="P13"><text:span text:style-name="T7">operation</text:span></text:p>
          </draw:text-box>
        </draw:frame>
        <draw:frame draw:style-name="gr24" draw:text-style-name="P14" xml:id="id35" draw:id="id35" draw:layer="layout" svg:width="3.042cm" svg:height="0.729cm" svg:x="13.9cm" svg:y="14.303cm">
          <draw:text-box>
            <text:p text:style-name="P13"><text:span text:style-name="T7">result_reg</text:span></text:p>
          </draw:text-box>
        </draw:frame>
        <draw:frame draw:style-name="gr24" draw:text-style-name="P14" xml:id="id37" draw:id="id37" draw:layer="layout" svg:width="2.534cm" svg:height="0.729cm" svg:x="16.438cm" svg:y="15.001cm">
          <draw:text-box>
            <text:p text:style-name="P13"><text:span text:style-name="T7">overflow</text:span></text:p>
          </draw:text-box>
        </draw:frame>
        <draw:connector draw:style-name="gr10" draw:text-style-name="P2" draw:layer="layout" svg:x1="9.8cm" svg:y1="7.35cm" svg:x2="13.9cm" svg:y2="14.064cm" draw:start-shape="id19" draw:start-glue-point="3" draw:end-shape="id34" draw:end-glue-point="3" svg:d="m9800 7350h-525v6714h4625" svg:viewBox="0 0 4626 6715">
          <text:p/>
        </draw:connector>
        <draw:connector draw:style-name="gr10" draw:text-style-name="P2" draw:layer="layout" svg:x1="16.404cm" svg:y1="10.65cm" svg:x2="13.9cm" svg:y2="14.667cm" draw:start-shape="id20" draw:start-glue-point="1" draw:end-shape="id35" draw:end-glue-point="3" svg:d="m16404 10650h586v2395h-3590v1622h500" svg:viewBox="0 0 3591 4018">
          <text:p/>
        </draw:connector>
        <draw:custom-shape draw:style-name="gr14" draw:text-style-name="P2" draw:layer="layout" svg:width="0.2cm" svg:height="0.2cm" svg:x="9.174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xml:id="id36" draw:id="id36" draw:layer="layout" svg:width="3.296cm" svg:height="0.729cm" svg:x="20.985cm" svg:y="10.284cm">
          <draw:text-box>
            <text:p text:style-name="P13"><text:span text:style-name="T7">result_data</text:span></text:p>
          </draw:text-box>
        </draw:frame>
        <draw:connector draw:style-name="gr10" draw:text-style-name="P2" draw:layer="layout" svg:x1="16.404cm" svg:y1="10.65cm" svg:x2="20.985cm" svg:y2="10.648cm" draw:start-shape="id20" draw:start-glue-point="1" draw:end-shape="id36" draw:end-glue-point="3" svg:d="m16404 10650h2334v-2h2247" svg:viewBox="0 0 4582 3">
          <text:p/>
        </draw:connector>
        <draw:custom-shape draw:style-name="gr14" draw:text-style-name="P2" draw:layer="layout" svg:width="0.2cm" svg:height="0.2cm" svg:x="16.881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xml:id="id38" draw:id="id38" draw:layer="layout" svg:width="2.534cm" svg:height="0.729cm" svg:x="20.985cm" svg:y="15.004cm">
          <draw:text-box>
            <text:p text:style-name="P13"><text:span text:style-name="T7">overflow</text:span></text:p>
          </draw:text-box>
        </draw:frame>
        <draw:connector draw:style-name="gr11" draw:text-style-name="P2" draw:layer="layout" svg:x1="18.972cm" svg:y1="15.365cm" svg:x2="20.985cm" svg:y2="15.368cm" draw:start-shape="id37" draw:start-glue-point="1" draw:end-shape="id38" svg:d="m18972 15365h1007v3h1006" svg:viewBox="0 0 2014 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ing" svg:font-family="Timing" style:font-pitch="fixed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marker draw:name="Arrowhead_20_1" draw:display-name="Arrowhead 1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Bittencourt</meta:initial-creator>
    <meta:creation-date>2014-08-12T14:39:07.996667517</meta:creation-date>
    <dc:date>2014-08-25T16:35:47.503940399</dc:date>
    <dc:creator>João Bittencourt</dc:creator>
    <meta:editing-duration>PT1H12M30S</meta:editing-duration>
    <meta:editing-cycles>10</meta:editing-cycles>
    <meta:generator>LibreOffice/4.1.6.2$Linux_X86_64 LibreOffice_project/410m0$Build-2</meta:generator>
    <meta:document-statistic meta:object-count="121"/>
  </office:meta>
</office:document-meta>
</file>